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2.68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ga103_v2.0.0.0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3" table:number-rows-spanned="1">
            <text:p>Populated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V2.0.0.0, Unfiltered</text:p>
          </table:table-cell>
          <table:covered-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Cmp name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, C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1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, C3, C6, C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00pF (VHF) / 330pF (UH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Double Check VHF/UHF Sele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0nH (VHF) / 220nH (UH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Double Check VHF/UHF Selection</text:p>
          </table:table-cell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ouble check value for desired bias po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Optional Static Bleed, 1 Moh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V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ptional ESD Prote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FShield_TwoPie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Shield_TwoPieces</text:p>
          </table:table-cell>
          <table:table-cell office:value-type="string" calcext:value-type="string">
            <text:p>J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X3819M5-L-5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X3819M5-L-5-0</text:p>
          </table:table-cell>
          <table:table-cell office:value-type="string" calcext:value-type="string">
            <text:p>U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GA-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A-103</text:p>
          </table:table-cell>
          <table:table-cell office:value-type="string" calcext:value-type="string">
            <text:p>U2</text:p>
          </table:table-cell>
          <table:table-cell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Populated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V2.1.0.0, RBP-XXX Filter</text:p>
          </table:table-cell>
          <table:covered-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Cmp name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, C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1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, C3, C6, C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00pF (VHF) / 330pF (UH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Double Check VHF/UHF Sele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0nH (VHF) / 220nH (UH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Double Check VHF/UHF Selection</text:p>
          </table:table-cell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ouble check value for desired bias po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Optional Static Bleed, 1 Moh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V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ptional ESD Prote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FShield_TwoPie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Shield_TwoPieces</text:p>
          </table:table-cell>
          <table:table-cell office:value-type="string" calcext:value-type="string">
            <text:p>J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X3819M5-L-5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X3819M5-L-5-0</text:p>
          </table:table-cell>
          <table:table-cell office:value-type="string" calcext:value-type="string">
            <text:p>U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GA-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A-103</text:p>
          </table:table-cell>
          <table:table-cell office:value-type="string" calcext:value-type="string">
            <text:p>U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BP-140/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P-28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ouble Check VHF/UHF Selection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Populated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V2.2.0.0, SXBP-XXX Filter</text:p>
          </table:table-cell>
          <table:covered-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Cmp name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, C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1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, C3, C6, C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00pF (VHF) / 330pF (UHF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Double Check VHF/UHF Sele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0nH (VHF) / 220nH (UH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Double Check VHF/UHF Selection</text:p>
          </table:table-cell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ouble check value for desired bias po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Optional Static Bleed, 1 Moh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V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ptional ESD Prote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FShield_TwoPie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Shield_TwoPieces</text:p>
          </table:table-cell>
          <table:table-cell office:value-type="string" calcext:value-type="string">
            <text:p>J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X3819M5-L-5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X3819M5-L-5-0</text:p>
          </table:table-cell>
          <table:table-cell office:value-type="string" calcext:value-type="string">
            <text:p>U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GA-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A-103</text:p>
          </table:table-cell>
          <table:table-cell office:value-type="string" calcext:value-type="string">
            <text:p>U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XBP-140/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XBP-14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ouble Check VHF/UHF Sel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30T12:37:47.265239277</dc:date>
    <meta:editing-duration>PT26M14S</meta:editing-duration>
    <meta:editing-cycles>4</meta:editing-cycles>
    <meta:generator>LibreOffice/6.4.7.2$Linux_X86_64 LibreOffice_project/40$Build-2</meta:generator>
    <meta:document-statistic meta:table-count="1" meta:cell-count="199" meta:object-count="0"/>
  </office:meta>
</office:document-meta>
</file>